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.translatePath( Project project , String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th.creat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.createPath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.concatSpecialPath( String defValue , Path 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th.addFileset( FileSet f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.translateFileSep( StringBuffer buffer , int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.addExisting( Path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delegateIteratorTo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.setLocation( Fil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.concatSystem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Element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dieOnCircularReference( Stack stk , Projec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h.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.add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.append( Path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.addExisting( Path source , boolean tryUserDi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th.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Element.get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addJavaRuntim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Path.getPreserveB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.isFilesystem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.addDirset( DirSet d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.Path( Project p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Element.setLocation( File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addFilelist( FileList f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.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.resolveFile( Project project , String relativ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.assertFilesystemOnly( ResourceCollection 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.addExtdirs( Path extdi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th.Path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concatSystemClasspath( String def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setRefid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.translateFile( String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Elemen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add( ResourceCollection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hElement.isFilesystem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itera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Element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.concatSystemBootClasspath( String def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